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22-09-27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22-01-31 1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21-02-02 1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20-09-22 0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20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9-09-11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9-05-06 0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9-01-2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8-05-23 0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8-05-22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8-01-0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7-09-12 0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7-04-25 0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7-01-20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6-09-27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6-05-0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6-01-2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5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5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4-02-12 1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3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2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10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9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8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7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6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5-03-17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4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3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2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1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2000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9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8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7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6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5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4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3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2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1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90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89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86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85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84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83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82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81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80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7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78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76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75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72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70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7</text:p>
          </table:table-cell>
          <table:table-cell office:value-type="string" calcext:value-type="string">
            <text:p>1970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